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fo:font-size="11pt" fo:language="none" fo:country="none" style:font-size-asian="11pt" style:font-size-complex="11pt"/>
    </style:style>
    <style:style style:name="P2" style:family="paragraph" style:parent-style-name="Standard">
      <style:paragraph-properties fo:margin-top="0cm" fo:margin-bottom="0.353cm" loext:contextual-spacing="false" fo:line-height="115%">
        <style:tab-stops/>
      </style:paragraph-properties>
      <style:text-properties fo:font-size="11pt" fo:language="none" fo:country="none" style:font-size-asian="11pt" style:font-size-complex="11pt"/>
    </style:style>
    <style:style style:name="P3" style:family="paragraph" style:parent-style-name="Standard">
      <style:paragraph-properties fo:margin-top="0cm" fo:margin-bottom="0.353cm" loext:contextual-spacing="false" fo:line-height="115%">
        <style:tab-stops/>
      </style:paragraph-properties>
      <style:text-properties fo:font-size="11pt" fo:language="none" fo:country="none" officeooo:rsid="0019547e" officeooo:paragraph-rsid="0019547e" style:font-size-asian="11pt" style:font-size-complex="11pt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  <style:text-properties fo:font-size="11pt" fo:language="none" fo:country="none" style:font-size-asian="11pt" style:font-size-complex="11pt"/>
    </style:style>
    <style:style style:name="T1" style:family="text">
      <style:text-properties officeooo:rsid="00168dd5"/>
    </style:style>
    <style:style style:name="T2" style:family="text">
      <style:text-properties officeooo:rsid="0019547e"/>
    </style:style>
    <style:style style:name="T3" style:family="text">
      <style:text-properties officeooo:rsid="001af6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s charges</text:p>
      <text:p text:style-name="P1"/>
      <text:p text:style-name="P2"><text:span text:style-name="T1">But de l’application :<text:line-break/>Créer/éditer des</text:span> fiches de prise en charge matériel client<text:line-break/><text:span text:style-name="T1">Pouvoir transmettre cette fiche au client<text:line-break/>Gérer les cartes des clients et pouvoir les prévenir quand leur crédit est épuisé<text:line-break/>Pouvoir chercher les solutions connues à un problème ayant déjà occuré</text:span></text:p>
      <text:p text:style-name="P3">page d’accueil :<text:line-break/>-montre une sorte de tableau de bord avec par exemple le nombre d’interventions à faire sur des appareils<text:line-break/>-un menu avec clients, produits, interventions, fiches de prise en charge<text:line-break/></text:p>
      <text:p text:style-name="P3">Page fiche de prise en charge :<text:line-break/>-montre tous les éléments de la table avec les infos principales pour les identifier ( nom du client, …)<text:line-break/>-peut cliquer sur une ligne pour charger la fiche (moitié de gauche ) et la remplir ? Possibilité de modifier les informations</text:p>
      <text:p text:style-name="P2"/>
      <text:p text:style-name="P2"><text:span text:style-name="T3">tags ( comme pour identifier les bagages dans les aéroports ) pour identifier un produit laisser en magasin par un client :<text:line-break/>-jusqu’à 3 tickets par clients<text:line-break/>-juste à le « bipper » pour savoir à qui appartient le produit <text:line-break/>-réutilisable sur d’autres appareils</text:span></text:p>
      <text:p text:style-name="P2"/>
      <text:p text:style-name="P3">Interventions : <text:line-break/>-s’enregistrer comme étant responsable d’une intervention<text:line-break/>-Reporter solution trouvée<text:line-break/>-demander autorisation du client si coût intervention &gt; 60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6T10:48:53.381000000</dc:date>
    <meta:generator>LibreOffice/5.2.3.3$Windows_X86_64 LibreOffice_project/d54a8868f08a7b39642414cf2c8ef2f228f780cf</meta:generator>
    <meta:editing-duration>PT10M26S</meta:editing-duration>
    <meta:editing-cycles>4</meta:editing-cycles>
    <meta:document-statistic meta:table-count="0" meta:image-count="0" meta:object-count="0" meta:page-count="1" meta:paragraph-count="6" meta:word-count="191" meta:character-count="1170" meta:non-whitespace-character-count="982"/>
  </office:meta>
</office:document-meta>
</file>